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style:font-name="Mono"/>
    </style:style>
    <style:style style:name="T2" style:family="text">
      <style:text-properties style:font-name="Mono" fo:font-size="14pt" style:font-size-asian="14pt" style:font-size-complex="14pt"/>
    </style:style>
    <style:style style:name="T3" style:family="text">
      <style:text-properties style:font-name="Mono" fo:font-size="10pt" style:font-size-asian="10pt" style:font-size-complex="10pt"/>
    </style:style>
    <style:style style:name="T4" style:family="text">
      <style:text-properties style:font-name="Mono"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e opis:</text:p>
      <text:p text:style-name="Standard"/>
      <text:p text:style-name="P1">BASE:</text:p>
      <text:p text:style-name="Standard">Modele te pewnie beda sluzyly do porownywania jakiej jakosci są nastepne modele.</text:p>
      <text:p text:style-name="Standard">a) Regresja liniowa : Kazda ulice traktuje jak osobny problem regresji liniowej na podstawie ustalonego okienka. </text:p>
      <text:p text:style-name="Standard"/>
      <text:p text:style-name="Standard"><text:tab/><text:span text:style-name="T2">data_helper.r:</text:span></text:p>
      <text:p text:style-name="P2"><text:span text:style-name="T1"><text:tab/><text:tab/>util.load_train : </text:span><text:span text:style-name="T3">zwraca dane w formacie wspoldzielonym przez algorytmy nauczania. Najwazniejsza czesc to podzial na sample (x,y)</text:span></text:p>
      <text:p text:style-name="P2"><text:span text:style-name="T3"><text:tab/><text:tab/></text:span><text:span text:style-name="T4">util.load_test</text:span><text:span text:style-name="T3"> : zwraca dane w formacie wspoldzielonym przez algorytmy nauczania. Podzial na sample ma tylko x</text:span></text:p>
      <text:p text:style-name="P2"><text:span text:style-name="T3"><text:tab/><text:tab/></text:span><text:span text:style-name="T4">util.evaluate.matrix</text:span><text:span text:style-name="T3"> : ewaluuje rozwiazanie w formacie zespecyfikowanym w TunedITChallenge – potem bedzie uzywane przy danych realnych</text:span></text:p>
      <text:p text:style-name="P2"><text:span text:style-name="T3"><text:tab/></text:span></text:p>
      <text:p text:style-name="P2"><text:span text:style-name="T3"/></text:p>
      <text:p text:style-name="Standard"><text:tab/><text:span text:style-name="T2">data_helper.r:</text:span></text:p>
      <text:p text:style-name="P2"><text:span text:style-name="T1"><text:tab/><text:tab/>util.load_train : </text:span><text:span text:style-name="T3">zwraca dane w formacie wspoldzielonym przez algorytmy nauczania. Najwazniejsza czesc to podzial na sample (x,y)</text:span></text:p>
      <text:p text:style-name="P2"><text:span text:style-name="T3"><text:tab/><text:tab/></text:span><text:span text:style-name="T4">util.load_test</text:span><text:span text:style-name="T3"> : zwraca dane w formacie wspoldzielonym przez algorytmy nauczania. Podzial na sample ma tylko x</text:span></text:p>
      <text:p text:style-name="P2"><text:span text:style-name="T3"><text:tab/><text:tab/></text:span><text:span text:style-name="T4">util.evaluate.matrix</text:span><text:span text:style-name="T3"> : ewaluuje rozwiazanie w formacie zespecyfikowanym w TunedITChallenge – potem bedzie uzywane przy danych realnych</text:span></text:p>
      <text:p text:style-name="P2"><text:span text:style-name="T3"><text:tab/></text:span></text:p>
      <text:p text:style-name="Standard"/>
      <text:p text:style-name="Standard">b) Regresja liniowa + inteligentny dobór krawędz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2T05:16:46</meta:creation-date>
    <meta:generator>LibreOffice/3.5$Linux_X86_64 LibreOffice_project/350m1$Build-2</meta:generator>
    <dc:date>2013-05-12T15:10:41</dc:date>
    <dc:creator>staszek </dc:creator>
    <meta:editing-duration>PT9H51M44S</meta:editing-duration>
    <meta:editing-cycles>3</meta:editing-cycles>
    <meta:document-statistic meta:table-count="0" meta:image-count="0" meta:object-count="0" meta:page-count="1" meta:paragraph-count="15" meta:word-count="138" meta:character-count="1049" meta:non-whitespace-character-count="907"/>
  </office:meta>
</office:document-meta>
</file>